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4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TISTICIANS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COMPUTER AND INFORMATION RESEARCH SCIENTIST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OPERATIONS RESEARCH ANALYSTS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Computer and Information Research Scientists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COMPUTER OCCUPATIONS, ALL OTHER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Statisticians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OFTWARE DEVELOPERS, APPLICATIONS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MATHEMATICIANS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COMPUTER SYSTEMS ANALYSTS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Operations Research Analyst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OFTWARE DEVELOPERS, SYSTEMS SOFTWAR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oftware Developers, Application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omputer Occupations, All Othe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mputer Systems Analyst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IOLOGICAL SCIENTISTS, ALL OTHE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oftware Developers, Systems Softwar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atabase Administrator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RKET RESEARCH ANALYSTS AND MARKETING SPECIALIST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INANCIAL SPECIALISTS, ALL OTH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hematician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THEMATICAL TECHNICIA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MPUTER AND INFORMATION SYSTEMS MANAGER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TABASE ADMINISTRATOR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CONOMIS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MPUTER PROGRAMMER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iological Scientists, All Oth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DUSTRIAL ENGINEER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NAGEMENT ANALYS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ket Research Analysts and Marketing Specialis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puter Software Engineers, Application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ECTRICAL ENGINEE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puter and Information Systems Manage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GINEERS, ALL OTH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DATA MANAG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VIL ENGINE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PUTER NETWORK ARCHITEC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CIAL SCIENCE RESEARCH ASSISTAN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PUTER PROGRAMMERS, R&amp;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TISTICAL ASSISTAN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puter Programm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ectrical Engine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ANCIAL ANALYS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DUSTRIAL-ORGANIZATIONAL PSYCHOLOGIS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LES ENGINE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DIT ANALYS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GISTICIA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uter and Information Scientists, Resear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TURAL SCIENCES MANAG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HEMATICAL SCIENCE OCCUPATIONS, ALL OT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dit Analys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agement Analys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SCIENTISTS, EXCEPT EPIDEMIOLOGIS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TRONOM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VEY RESEARCH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cial Scientists and Related Workers, All Ot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onomis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SINESS INTELLIGENCE ANALYS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vey Research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FTWARE DEVELOPERS, APPLICATIONS, R&amp;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I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erials Scienti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HANICAL ENGINE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ERIALS SCIENTI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istici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ORMATION SECURITY ANALY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ancial Exami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ineers, All O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Network Archit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SYSTEMS ANALY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&amp; INFORMATION RESEARCH SCIENTI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MEDICAL ENGINE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UA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WORK AND COMPUTER SYSTEMS ADMINISTRAT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Scientists, Except Epidemiologi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ERIALS ENGINE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ETING MANAG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fe Scientists, All O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SPATIAL INFORMATION SCIENTISTS AND TECHNOLOG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SCIENTISTS, EXCEPT HYDROLOGISTS AND GEOGRAPH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ancial Specialists, All O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ancial Analys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mical Engine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OCCUPATIONS, ALL OTHER*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&amp; INFORMATION RESEARCH SCIENT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MICAL ENGINE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FTWARE DEVELOPERS, SYSTEMS SOFTWARE, NON R&amp;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4:29:52.813035371</meta:creation-date>
    <dc:date>2017-06-20T14:30:23.535151519</dc:date>
    <meta:editing-duration>PT31S</meta:editing-duration>
    <meta:editing-cycles>1</meta:editing-cycles>
    <meta:document-statistic meta:table-count="1" meta:cell-count="174" meta:object-count="0"/>
    <meta:generator>LibreOffice/5.1.6.2$Linux_X86_64 LibreOffice_project/10m0$Build-2</meta:generator>
  </office:meta>
</office:document-meta>
</file>